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youtRenderer.getFixedHeight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LayoutRenderer.encodeChildrenOfComponen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